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 fo:min-height="0.834cm" fo:min-width="2.384cm" draw:shadow="visible" draw:shadow-color="#b2b2b2"/>
    </style:style>
    <style:style style:name="gr2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offset-x="0.212cm" draw:shadow-offset-y="0.212cm" draw:shadow-color="#b2b2b2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gr5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style:font-name="Open Sans" fo:font-size="14pt"/>
    </style:style>
    <style:style style:name="P3" style:family="paragraph">
      <loext:graphic-properties draw:fill-color="#00c081"/>
      <style:paragraph-properties fo:text-align="center"/>
      <style:text-properties style:font-name="Open Sans" fo:font-size="14pt" fo:font-weight="normal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Open Sans"/>
    </style:style>
    <style:style style:name="P5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2a49c"/>
      <style:paragraph-properties fo:text-align="center"/>
      <style:text-properties style:font-name="Open Sans" fo:font-size="14pt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3cm" svg:height="1.2cm" svg:x="9.2cm" svg:y="0cm">
          <text:p text:style-name="P1"><text:span text:style-name="T1">SLE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cm" svg:height="1.2cm" svg:x="9.314cm" svg:y="2.1cm">
          <text:p text:style-name="P1"><text:span text:style-name="T1">SLE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3cm" svg:height="1.2cm" svg:x="13.7cm" svg:y="1.1cm">
          <text:p text:style-name="P1"><text:span text:style-name="T2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12.314cm" svg:y1="2.7cm" svg:x2="13.7cm" svg:y2="1.7cm" draw:start-shape="id1" draw:start-glue-point="1" draw:end-shape="id2" draw:end-glue-point="3" svg:d="M12314 2700c1191 0 498-1000 1386-1000" svg:viewBox="0 0 1387 1001">
          <text:p/>
        </draw:connector>
        <draw:custom-shape draw:style-name="gr4" draw:text-style-name="P5" xml:id="id3" draw:id="id3" draw:layer="layout" svg:width="3cm" svg:height="1.2cm" svg:x="19.8cm" svg:y="2.7cm">
          <text:p text:style-name="P1"><text:span text:style-name="T3">SLE 12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6.7cm" svg:y1="1.7cm" svg:x2="19.8cm" svg:y2="3.3cm" draw:start-shape="id2" draw:start-glue-point="1" draw:end-shape="id3" draw:end-glue-point="3" svg:d="M16700 1700c2485 0 936 1600 3100 1600" svg:viewBox="0 0 3101 1601">
          <text:p/>
        </draw:connector>
        <draw:connector draw:style-name="gr3" draw:text-style-name="P6" draw:layer="layout" draw:type="curve" svg:x1="12.2cm" svg:y1="0.6cm" svg:x2="13.7cm" svg:y2="1.7cm" draw:start-shape="id4" draw:end-shape="id2" draw:end-glue-point="3" svg:d="M12200 600c1276 0 527 1100 1500 1100" svg:viewBox="0 0 1501 1101">
          <text:p/>
        </draw:connector>
        <draw:custom-shape draw:style-name="gr5" draw:text-style-name="P7" xml:id="id6" draw:id="id6" draw:layer="layout" svg:width="3cm" svg:height="1.2cm" svg:x="13.7cm" svg:y="4.3cm">
          <text:p text:style-name="P1"><text:span text:style-name="T1">SLE 12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5" draw:id="id5" draw:layer="layout" svg:width="3cm" svg:height="1.2cm" svg:x="9.41cm" svg:y="4.3cm">
          <text:p text:style-name="P1"><text:span text:style-name="T1">SLE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12.41cm" svg:y1="4.9cm" svg:x2="13.7cm" svg:y2="4.9cm" draw:start-shape="id5" draw:start-glue-point="1" draw:end-shape="id6" draw:end-glue-point="3" svg:d="M12410 4900h1290" svg:viewBox="0 0 1291 1">
          <text:p/>
        </draw:connector>
        <draw:custom-shape draw:style-name="gr5" draw:text-style-name="P7" draw:layer="layout" svg:width="3cm" svg:height="1.2cm" svg:x="4.8cm" svg:y="4.3cm">
          <text:p text:style-name="P1"><text:span text:style-name="T1">SLE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7.8cm" svg:y1="4.9cm" svg:x2="9.414cm" svg:y2="4.9cm" svg:d="M7800 4900h1614" svg:viewBox="0 0 1615 1">
          <text:p/>
        </draw:connector>
        <draw:connector draw:style-name="gr3" draw:text-style-name="P6" draw:layer="layout" draw:type="curve" svg:x1="16.7cm" svg:y1="4.9cm" svg:x2="19.8cm" svg:y2="3.3cm" draw:start-shape="id6" draw:end-shape="id3" draw:end-glue-point="3" svg:d="M16700 4900c2476 0 927-1600 3100-1600" svg:viewBox="0 0 3101 1601">
          <text:p/>
        </draw:connector>
        <draw:custom-shape draw:style-name="gr5" draw:text-style-name="P7" draw:layer="layout" svg:width="3cm" svg:height="1.2cm" svg:x="0.2cm" svg:y="4.3cm">
          <text:p text:style-name="P1"><text:span text:style-name="T1">SLE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3.2cm" svg:y1="4.9cm" svg:x2="4.814cm" svg:y2="4.9cm" svg:d="M3200 4900h1614" svg:viewBox="0 0 161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8-09-26T17:35:31.453002953</dc:date>
    <meta:editing-duration>PT2H26M21S</meta:editing-duration>
    <meta:editing-cycles>22</meta:editing-cycles>
    <meta:generator>LibreOffice/6.0.5.2$Linux_X86_64 LibreOffice_project/00m0$Build-2</meta:generator>
    <dc:creator>Frank Sundermeyer</dc:creator>
    <meta:document-statistic meta:object-count="15"/>
  </office:meta>
</office:document-meta>
</file>